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de262" officeooo:paragraph-rsid="001de26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e262" officeooo:paragraph-rsid="001de26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10614" officeooo:paragraph-rsid="00210614" style:font-weight-asian="bold" style:font-weight-complex="bold"/>
    </style:style>
    <style:style style:name="P4" style:family="paragraph" style:parent-style-name="Standard">
      <style:text-properties style:text-underline-style="none" officeooo:rsid="001de262" officeooo:paragraph-rsid="001de262"/>
    </style:style>
    <style:style style:name="P5" style:family="paragraph" style:parent-style-name="Standard">
      <style:text-properties style:text-underline-style="none" fo:font-weight="normal" officeooo:rsid="001de262" officeooo:paragraph-rsid="001de26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e2388" officeooo:paragraph-rsid="001de26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10614" officeooo:paragraph-rsid="0021061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10823" officeooo:paragraph-rsid="00210614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1de262" officeooo:paragraph-rsid="001de262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249856" officeooo:paragraph-rsid="001de26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688a1" officeooo:paragraph-rsid="002688a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8a1" officeooo:paragraph-rsid="00278e9e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2688a1" officeooo:paragraph-rsid="00278e9e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688a1" officeooo:paragraph-rsid="00313708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e2388" style:font-weight-asian="normal" style:font-weight-complex="normal"/>
    </style:style>
    <style:style style:name="T5" style:family="text">
      <style:text-properties style:text-underline-style="none" fo:font-weight="normal" officeooo:rsid="00210823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2388" style:font-weight-asian="normal" style:font-weight-complex="normal"/>
    </style:style>
    <style:style style:name="T8" style:family="text">
      <style:text-properties fo:font-weight="normal" officeooo:rsid="00249856" style:font-weight-asian="normal" style:font-weight-complex="normal"/>
    </style:style>
    <style:style style:name="T9" style:family="text">
      <style:text-properties fo:font-weight="normal" officeooo:rsid="002f2e8d" style:font-weight-asian="normal" style:font-weight-complex="normal"/>
    </style:style>
    <style:style style:name="T10" style:family="text">
      <style:text-properties fo:font-weight="normal" officeooo:rsid="0030deb1" style:font-weight-asian="normal" style:font-weight-complex="normal"/>
    </style:style>
    <style:style style:name="T11" style:family="text">
      <style:text-properties fo:font-weight="normal" officeooo:rsid="00313708" style:font-weight-asian="normal" style:font-weight-complex="normal"/>
    </style:style>
    <style:style style:name="T12" style:family="text">
      <style:text-properties fo:font-weight="normal" officeooo:rsid="0032aae1" style:font-weight-asian="normal" style:font-weight-complex="normal"/>
    </style:style>
    <style:style style:name="T13" style:family="text">
      <style:text-properties officeooo:rsid="00278e9e"/>
    </style:style>
    <style:style style:name="T14" style:family="text">
      <style:text-properties officeooo:rsid="00292866"/>
    </style:style>
    <style:style style:name="T15" style:family="text">
      <style:text-properties officeooo:rsid="0029b005"/>
    </style:style>
    <style:style style:name="T16" style:family="text">
      <style:text-properties officeooo:rsid="002b9229"/>
    </style:style>
    <style:style style:name="T17" style:family="text">
      <style:text-properties officeooo:rsid="002d7f42"/>
    </style:style>
    <style:style style:name="T18" style:family="text">
      <style:text-properties officeooo:rsid="002ec5a0"/>
    </style:style>
    <style:style style:name="T19" style:family="text">
      <style:text-properties officeooo:rsid="002f17fd"/>
    </style:style>
    <style:style style:name="T20" style:family="text">
      <style:text-properties officeooo:rsid="002f2e8d"/>
    </style:style>
    <style:style style:name="T21" style:family="text">
      <style:text-properties style:text-underline-style="solid" style:text-underline-width="auto" style:text-underline-color="font-color" fo:font-weight="normal" officeooo:rsid="002f2e8d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313708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2cm" fo:min-width="0.1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88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482cm" fo:min-width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469cm" fo:min-width="1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0.422cm" fo:min-width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42cm" fo:min-width="1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36cm" fo:min-width="2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69cm" fo:min-width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0.432cm" fo:min-width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0.432cm" fo:min-width="2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0.374cm" fo:min-width="1.0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em Scripts: <text:span text:style-name="T1">Aula – 17/09:</text:span></text:p>
      <text:p text:style-name="P4"/>
      <text:p text:style-name="P1"><text:span text:style-name="T1">- </text:span><text:span text:style-name="T2">Classe Abstrata:</text:span></text:p>
      <text:p text:style-name="P1"><text:span text:style-name="T2"><text:tab/></text:span><text:span text:style-name="T3">Exemplo:</text:span></text:p>
      <text:p text:style-name="P5"><text:tab/>&lt;?php</text:p>
      <text:p text:style-name="P5"><text:tab/><text:tab/>abstract class Classe1 {</text:p>
      <text:p text:style-name="P5"><text:tab/><text:tab/><text:tab/>abstract function receberTexto($texto);</text:p>
      <text:p text:style-name="P5"><text:tab/><text:tab/>}</text:p>
      <text:p text:style-name="P5"><text:tab/><text:tab/>class Class2 extends Classe1{</text:p>
      <text:p text:style-name="P5"><text:tab/><text:tab/><text:tab/>function receberTexto($texto){</text:p>
      <text:p text:style-name="P5"><text:tab/><text:tab/><text:tab/><text:tab/>echo “$texto recebido”;</text:p>
      <text:p text:style-name="P5"><text:tab/><text:tab/><text:tab/></text:p>
      <text:p text:style-name="P5"><text:tab/><text:tab/><text:tab/>}</text:p>
      <text:p text:style-name="P5"><text:tab/><text:tab/>}</text:p>
      <text:p text:style-name="P5"><text:tab/><text:tab/>$classeExemplo = new Classe2;</text:p>
      <text:p text:style-name="P5"><text:tab/><text:tab/>$classeExemplo → receberTexto(“Boa noite”);</text:p>
      <text:p text:style-name="P5"><text:tab/>?&gt;</text:p>
      <text:p text:style-name="P5"/>
      <text:p text:style-name="P9">- Classes e Métodos Abstratos:</text:p>
      <text:p text:style-name="P2"><text:span text:style-name="T1"><text:tab/></text:span><text:span text:style-name="T4">Os métodos abstratos são construídos para serem herdados por outras classes.</text:span></text:p>
      <text:p text:style-name="P6"><text:tab/>A ideia das classes abstratas está relacionada ao conceito de resolução de problemas, em modo genérico, desprezando detalhes e concentrando recursos, apenas nos aspectos mais relevantes.</text:p>
      <text:p text:style-name="P6"/>
      <text:p text:style-name="P3"><text:span text:style-name="T4">- </text:span><text:span text:style-name="T7">D</text:span><text:span text:style-name="T6">iagrama</text:span><text:span text:style-name="T3">:</text:span></text:p>
      <text:p text:style-name="P7"/>
      <text:p text:style-name="P3"><draw:custom-shape text:anchor-type="paragraph" draw:z-index="1" draw:name="Forma2" draw:style-name="gr2" svg:width="0.232cm" svg:height="0.216cm" svg:x="2.775cm" svg:y="0.4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" draw:name="Forma8" draw:style-name="gr6" draw:text-style-name="P16" svg:width="1.456cm" svg:height="0.422cm" svg:x="2.104cm" svg:y="0.025cm"><text:p/><draw:enhanced-geometry svg:viewBox="0 0 21600 21600" draw:type="rectangle" draw:enhanced-path="M 0 0 L 21600 0 21600 21600 0 21600 0 0 Z N"/></draw:custom-shape><text:span text:style-name="T3"><text:tab/><text:tab/><text:tab/></text:span><text:span text:style-name="T5">classe1</text:span></text:p>
      <text:p text:style-name="P8"><draw:line text:anchor-type="paragraph" draw:z-index="0" draw:name="Forma1" draw:style-name="gr1" draw:text-style-name="P15" svg:x1="2.907cm" svg:y1="0.57cm" svg:x2="2.907cm" svg:y2="0.09cm"><text:p/></draw:line></text:p>
      <text:p text:style-name="P8"><draw:custom-shape text:anchor-type="paragraph" draw:z-index="11" draw:name="Forma9" draw:style-name="gr7" draw:text-style-name="P16" svg:width="1.539cm" svg:height="0.421cm" svg:x="2.141cm" svg:y="0.086cm"><text:p/><draw:enhanced-geometry svg:viewBox="0 0 21600 21600" draw:type="rectangle" draw:enhanced-path="M 0 0 L 21600 0 21600 21600 0 21600 0 0 Z N"/></draw:custom-shape><text:tab/><text:tab/><text:tab/>classe2</text:p>
      <text:p text:style-name="P8"><text:tab/><text:tab/>Exemplo prático:</text:p>
      <text:p text:style-name="P8"><draw:custom-shape text:anchor-type="paragraph" draw:z-index="3" draw:name="Forma4" draw:style-name="gr3" svg:width="0.332cm" svg:height="0.265cm" svg:x="3.074cm" svg:y="0.427cm"><text:p/><draw:enhanced-geometry svg:viewBox="0 0 21600 21600" draw:glue-points="?f0 0 ?f1 10800 0 21600 10800 21600 21600 21600 ?f7 10800" draw:text-areas="?f1 10800 ?f2 18000 ?f3 7200 ?f4 21600" draw:type="isosceles-triangle" draw:modifiers="15049.180327868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Forma10" draw:style-name="gr8" draw:text-style-name="P16" svg:width="2.13cm" svg:height="0.361cm" svg:x="2.189cm" svg:y="0.074cm"><text:p/><draw:enhanced-geometry svg:viewBox="0 0 21600 21600" draw:type="rectangle" draw:enhanced-path="M 0 0 L 21600 0 21600 21600 0 21600 0 0 Z N"/></draw:custom-shape><text:tab/><text:tab/><text:tab/>Funcionário</text:p>
      <text:p text:style-name="P8"><draw:line text:anchor-type="paragraph" draw:z-index="2" draw:name="Forma3" draw:style-name="gr1" draw:text-style-name="P15" svg:x1="3.237cm" svg:y1="0.127cm" svg:x2="3.235cm" svg:y2="0.453cm"><text:p/></draw:line><draw:line text:anchor-type="paragraph" draw:z-index="4" draw:name="Forma5" draw:style-name="gr1" draw:text-style-name="P15" svg:x1="4.571cm" svg:y1="0.453cm" svg:x2="2.394cm" svg:y2="0.453cm"><text:p/></draw:line><draw:line text:anchor-type="paragraph" draw:z-index="5" draw:style-name="gr1" draw:text-style-name="P15" svg:x1="2.394cm" svg:y1="0.608cm" svg:x2="2.394cm" svg:y2="0.453cm"><text:p/></draw:line><draw:line text:anchor-type="paragraph" draw:z-index="6" draw:style-name="gr1" draw:text-style-name="P15" svg:x1="4.558cm" svg:y1="0.453cm" svg:x2="4.558cm" svg:y2="0.585cm"><text:p/></draw:line></text:p>
      <text:p text:style-name="P8"><draw:custom-shape text:anchor-type="paragraph" draw:z-index="7" draw:name="Forma6" draw:style-name="gr4" draw:text-style-name="P16" svg:width="1.756cm" svg:height="0.482cm" svg:x="1.408cm" svg:y="0.026cm"><text:p/><draw:enhanced-geometry svg:viewBox="0 0 21600 21600" draw:type="rectangle" draw:enhanced-path="M 0 0 L 21600 0 21600 21600 0 21600 0 0 Z N"/></draw:custom-shape><draw:custom-shape text:anchor-type="paragraph" draw:z-index="8" draw:name="Forma6" draw:style-name="gr4" draw:text-style-name="P16" svg:width="1.756cm" svg:height="0.482cm" svg:x="1.408cm" svg:y="0.026cm"><text:p/><draw:enhanced-geometry svg:viewBox="0 0 21600 21600" draw:type="rectangle" draw:enhanced-path="M 0 0 L 21600 0 21600 21600 0 21600 0 0 Z N"/></draw:custom-shape><draw:custom-shape text:anchor-type="paragraph" draw:z-index="9" draw:name="Forma7" draw:style-name="gr5" draw:text-style-name="P16" svg:width="1.9cm" svg:height="0.47cm" svg:x="3.644cm" svg:y="0.039cm"><text:p/><draw:enhanced-geometry svg:viewBox="0 0 21600 21600" draw:type="rectangle" draw:enhanced-path="M 0 0 L 21600 0 21600 21600 0 21600 0 0 Z N"/></draw:custom-shape><text:tab/><text:tab/>Professor<text:tab/>Secretária</text:p>
      <text:p text:style-name="P9"><text:tab/></text:p>
      <text:p text:style-name="P9"><draw:custom-shape text:anchor-type="paragraph" draw:z-index="14" draw:name="Forma12" draw:style-name="gr9" svg:width="0.278cm" svg:height="0.204cm" svg:x="2.526cm" svg:y="0.44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" draw:name="Forma19" draw:style-name="gr13" draw:text-style-name="P16" svg:width="1.047cm" svg:height="0.375cm" svg:x="2.177cm" svg:y="0.056cm"><text:p/><draw:enhanced-geometry svg:viewBox="0 0 21600 21600" draw:type="rectangle" draw:enhanced-path="M 0 0 L 21600 0 21600 21600 0 21600 0 0 Z N"/></draw:custom-shape><text:tab/><text:tab/><text:tab/><text:span text:style-name="T8">Robô</text:span></text:p>
      <text:p text:style-name="P10"><draw:line text:anchor-type="paragraph" draw:z-index="13" draw:name="Forma11" draw:style-name="gr1" draw:text-style-name="P15" svg:x1="2.671cm" svg:y1="0.159cm" svg:x2="2.671cm" svg:y2="0.678cm"><text:p/></draw:line></text:p>
      <text:p text:style-name="P10"><draw:line text:anchor-type="paragraph" draw:z-index="15" draw:name="Forma13" draw:style-name="gr1" draw:text-style-name="P15" svg:x1="4.054cm" svg:y1="0.191cm" svg:x2="1.625cm" svg:y2="0.191cm"><text:p/></draw:line><draw:polyline text:anchor-type="paragraph" draw:z-index="18" draw:name="Forma16" draw:style-name="gr12" draw:text-style-name="P15" svg:width="0.142cm" svg:height="0.01cm" draw:transform="rotate (-1.5707963267949) translate (1.635125cm 0.1905cm)" svg:viewBox="0 0 143 11" draw:points="0,0 132,11 143,0"><text:p/></draw:polyline><draw:polyline text:anchor-type="paragraph" draw:z-index="19" draw:name="Forma17" draw:style-name="gr12" draw:text-style-name="P15" svg:width="0cm" svg:height="0.324cm" svg:x="4.029cm" svg:y="0.191cm" svg:viewBox="0 0 0 325" draw:points="0,0 0,216 0,325"><text:p/></draw:polyline><draw:polyline text:anchor-type="paragraph" draw:z-index="20" draw:name="Forma18" draw:style-name="gr12" draw:text-style-name="P15" svg:width="0.214cm" svg:height="0.011cm" draw:transform="rotate (-1.68511539280053) translate (1.63674215779525cm 0.324192523268525cm)" svg:viewBox="0 0 215 12" draw:points="0,12 121,11 215,0"><text:p/></draw:polyline></text:p>
      <text:p text:style-name="P10"><draw:custom-shape text:anchor-type="paragraph" draw:z-index="16" draw:name="Forma14" draw:style-name="gr10" draw:text-style-name="P16" svg:width="2.671cm" svg:height="0.433cm" svg:x="-0.012cm" svg:y="0.016cm"><text:p/><draw:enhanced-geometry svg:viewBox="0 0 21600 21600" draw:type="rectangle" draw:enhanced-path="M 0 0 L 21600 0 21600 21600 0 21600 0 0 Z N"/></draw:custom-shape><draw:custom-shape text:anchor-type="paragraph" draw:z-index="17" draw:name="Forma15" draw:style-name="gr11" draw:text-style-name="P16" svg:width="2.37cm" svg:height="0.433cm" svg:x="2.91cm" svg:y="0.028cm"><text:p/><draw:enhanced-geometry svg:viewBox="0 0 21600 21600" draw:type="rectangle" draw:enhanced-path="M 0 0 L 21600 0 21600 21600 0 21600 0 0 Z N"/></draw:custom-shape>Robô Andador<text:tab/>Robô Voador</text:p>
      <text:p text:style-name="P10"/>
      <text:p text:style-name="P11"><text:tab/>&lt;?php</text:p>
      <text:p text:style-name="P11"><text:tab/><text:tab/>abstract class Robo{</text:p>
      <text:p text:style-name="P11"><text:tab/><text:tab/><text:tab/>abstract function roboEnviarMensagem($mensagem);</text:p>
      <text:p text:style-name="P11"><text:tab/><text:tab/>}</text:p>
      <text:p text:style-name="P11"><text:tab/><text:tab/>class RoboVoador extends Robo{</text:p>
      <text:p text:style-name="P11"/>
      <text:p text:style-name="P11"><text:tab/><text:tab/><text:tab/>$nomeV;</text:p>
      <text:p text:style-name="P11"/>
      <text:p text:style-name="P11"><text:tab/><text:tab/><text:tab/>function roboEnviarMensagem($mensagem){</text:p>
      <text:p text:style-name="P11"><text:tab/><text:tab/><text:tab/><text:tab/>echo “O robô $this→nomeV está enviando a seguinte mensagem: $mensagem”;</text:p>
      <text:p text:style-name="P11"><text:tab/><text:tab/><text:tab/><text:tab/><text:tab/><text:tab/></text:p>
      <text:p text:style-name="P11"><text:tab/><text:tab/><text:tab/>function roboVoa(){</text:p>
      <text:p text:style-name="P11"><text:tab/><text:tab/><text:tab/><text:tab/>echo “Mensagem da classe derivada: “Neste momento, o robô $this→nomeV, está voando”;<text:tab/><text:tab/></text:p>
      <text:p text:style-name="P11"><text:soft-page-break/><text:tab/><text:tab/><text:tab/><text:tab/>}</text:p>
      <text:p text:style-name="P11"><text:tab/><text:tab/><text:tab/>}</text:p>
      <text:p text:style-name="P11"><text:tab/><text:tab/><text:span text:style-name="T16">}</text:span></text:p>
      <text:p text:style-name="P11"><text:tab/><text:tab/>class RoboAndador extends Robo{</text:p>
      <text:p text:style-name="P11"><text:tab/><text:tab/><text:tab/>$nomeA;</text:p>
      <text:p text:style-name="P11"><text:tab/><text:tab/><text:tab/>function roboEnviarMensagem($mensagem){</text:p>
      <text:p text:style-name="P12"><text:tab/><text:tab/><text:tab/><text:tab/><text:span text:style-name="T13">echo “O robô $this→nomeV, está voando”;</text:span></text:p>
      <text:p text:style-name="P12"><text:span text:style-name="T13"><text:tab/><text:tab/><text:tab/><text:tab/>}</text:span></text:p>
      <text:p text:style-name="P12"><text:span text:style-name="T13"><text:tab/><text:tab/><text:tab/>}</text:span></text:p>
      <text:p text:style-name="P12"><text:tab/><text:tab/><text:span text:style-name="T19">}</text:span></text:p>
      <text:p text:style-name="P12"><text:span text:style-name="T13"><text:tab/></text:span></text:p>
      <text:p text:style-name="P12"><text:span text:style-name="T13"><text:tab/><text:tab/>class RoboAndador extends Robo{</text:span></text:p>
      <text:p text:style-name="P12"><text:span text:style-name="T13"><text:tab/><text:tab/><text:tab/>$nomeA;</text:span></text:p>
      <text:p text:style-name="P12"><text:span text:style-name="T13"><text:tab/><text:tab/><text:tab/>function roboEnviarMensagem($mensagem){</text:span></text:p>
      <text:p text:style-name="P12"><text:span text:style-name="T13"><text:tab/><text:tab/><text:tab/><text:tab/>echo “O robô $this→nomeA, está enviando a seguint mensagem: $mensagem”;</text:span></text:p>
      <text:p text:style-name="P12"><text:tab/><text:tab/><text:tab/><text:span text:style-name="T17">}</text:span></text:p>
      <text:p text:style-name="P12"><text:tab/><text:tab/><text:span text:style-name="T18">}</text:span></text:p>
      <text:p text:style-name="P12"/>
      <text:p text:style-name="P12"><text:tab/><text:tab/><text:span text:style-name="T13">$robo1 = new RoboVoador();</text:span></text:p>
      <text:p text:style-name="P12"><text:span text:style-name="T13"><text:tab/><text:tab/>$robo2 = new RoboAndador();</text:span></text:p>
      <text:p text:style-name="P12"><text:tab/><text:tab/><text:span text:style-name="T13">$robo1→nomeV = “Tornado Vermelho”;</text:span></text:p>
      <text:p text:style-name="P12"><text:tab/><text:tab/><text:span text:style-name="T13">$robo2→nomeA = “MegaZord”;</text:span></text:p>
      <text:p text:style-name="P12"><text:tab/><text:tab/><text:span text:style-name="T14">$robo1→roboEnviarMensagem(“Vou voar”);</text:span></text:p>
      <text:p text:style-name="P12"><text:tab/><text:tab/><text:span text:style-name="T14">$robo2→roboEnviarMensagem(“Vou andar mais”);</text:span></text:p>
      <text:p text:style-name="P12"><text:tab/><text:tab/><text:span text:style-name="T14">$robo1→roboVoa();</text:span></text:p>
      <text:p text:style-name="P12"><text:tab/>?<text:span text:style-name="T15">&gt;</text:span></text:p>
      <text:p text:style-name="P12"/>
      <text:p text:style-name="P13">- <text:span text:style-name="T20">Upload de Arquivos:</text:span></text:p>
      <text:p text:style-name="P13"><text:tab/><text:span text:style-name="T21">1º passo</text:span><text:span text:style-name="T9">: Criar um arquivo .html.</text:span></text:p>
      <text:p text:style-name="P13"><text:span text:style-name="T9"><text:tab/><text:tab/></text:span></text:p>
      <text:p text:style-name="P13"><text:span text:style-name="T9"><text:tab/>&lt;DOCTYPE html&gt;</text:span></text:p>
      <text:p text:style-name="P13"><text:span text:style-name="T9"><text:tab/><text:tab/>&lt;html&gt;</text:span></text:p>
      <text:p text:style-name="P13"><text:span text:style-name="T9"><text:tab/><text:tab/><text:tab/>&lt;head&gt;</text:span></text:p>
      <text:p text:style-name="P13"><text:span text:style-name="T9"><text:tab/><text:tab/><text:tab/>&lt;/head&gt;</text:span></text:p>
      <text:p text:style-name="P13"><text:span text:style-name="T9"><text:tab/><text:tab/><text:tab/>&lt;body&gt;</text:span></text:p>
      <text:p text:style-name="P13"><text:span text:style-name="T9"><text:tab/><text:tab/><text:tab/><text:tab/>&lt;form action=“upload.php” enctype=“multipart/form-data” method=“post”&gt;</text:span></text:p>
      <text:p text:style-name="P13"><text:span text:style-name="T9"><text:tab/><text:tab/><text:tab/><text:tab/>Enviar arquivo&lt;input name= “arquivo” size</text:span><text:span text:style-name="T10">=“20” type=“file” /&gt;</text:span></text:p>
      <text:p text:style-name="P13"><text:span text:style-name="T10"><text:tab/><text:tab/><text:tab/><text:tab/>&lt;input type=“submit” value=“Enviar” /&gt;</text:span></text:p>
      <text:p text:style-name="P13"><text:span text:style-name="T10"><text:tab/><text:tab/><text:tab/><text:tab/>&lt;/form&gt;</text:span></text:p>
      <text:p text:style-name="P13"><text:span text:style-name="T10"><text:tab/><text:tab/><text:tab/>&lt;/body&gt;</text:span></text:p>
      <text:p text:style-name="P13"><text:span text:style-name="T10"><text:tab/><text:tab/>&lt;/html&gt;</text:span></text:p>
      <text:p text:style-name="P13"><text:span text:style-name="T10"/></text:p>
      <text:p text:style-name="P13"><text:span text:style-name="T10"><text:tab/></text:span><text:span text:style-name="T22">2º passo</text:span><text:span text:style-name="T11">: Criar um arquivo chamado upload.php.</text:span></text:p>
      <text:p text:style-name="P13"><text:span text:style-name="T11"><text:tab/><text:tab/>&lt;?php</text:span></text:p>
      <text:p text:style-name="P13"><text:span text:style-name="T11"><text:tab/><text:tab/><text:tab/>$uploaddir = ‘</text:span><text:a xlink:type="simple" xlink:href="../../../../../../C:/wamp/www/TI/Testes/" text:style-name="Internet_20_link" text:visited-style-name="Visited_20_Internet_20_Link"><text:span text:style-name="T11">C:/wamp/www/TI/Testes/</text:span></text:a><text:span text:style-name="T11">’;</text:span></text:p>
      <text:p text:style-name="P14"><text:span text:style-name="T11"><text:tab/><text:tab/><text:tab/>$uploaddir = $uploaddir.$_FILES[‘arquivo’][‘name’];</text:span></text:p>
      <text:p text:style-name="P14"><text:span text:style-name="T11"><text:tab/><text:tab/><text:tab/></text:span><text:span text:style-name="T12">if(move_uploaded_file($FILES[‘arquivo’][‘temp_name’], $uploadfile)){</text:span></text:p>
      <text:p text:style-name="P14"><text:span text:style-name="T12"><text:tab/><text:tab/><text:tab/><text:tab/>echo “Arquivo enviado”;</text:span></text:p>
      <text:p text:style-name="P14"><text:span text:style-name="T12"><text:tab/><text:tab/><text:tab/>}else{</text:span></text:p>
      <text:p text:style-name="P14"><text:span text:style-name="T12"><text:tab/><text:tab/><text:tab/><text:tab/>echo “Arquivo não enviado”;</text:span></text:p>
      <text:p text:style-name="P14"><text:span text:style-name="T12"><text:tab/><text:tab/><text:tab/>}</text:span></text:p>
      <text:p text:style-name="P13"><text:span text:style-name="T10"><text:tab/><text:tab/></text:span></text:p>
      <text:p text:style-name="P13"><text:soft-page-break/><text:span text:style-name="T10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9:22:56.797577589</meta:creation-date>
    <dc:date>2018-09-17T22:02:44.300073026</dc:date>
    <meta:editing-duration>PT2H38M53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3" meta:paragraph-count="89" meta:word-count="252" meta:character-count="2255" meta:non-whitespace-character-count="1869"/>
  </office:meta>
</office:document-meta>
</file>